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85.75pt"/>
    </style:style>
    <style:style style:name="co5" style:family="table-column">
      <style:table-column-properties fo:break-before="auto" style:column-width="308.24pt"/>
    </style:style>
    <style:style style:name="co6" style:family="table-column">
      <style:table-column-properties fo:break-before="auto" style:column-width="334.0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96.24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MX8MPLUS-SOM_Rev_А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style-name="ce7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8,R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R/1%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0,R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R/1%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,R9,R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9,R47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0402</text:p>
          </table:table-cell>
          <table:table-cell table:style-name="ce6" office:value-type="string" calcext:value-type="string">
            <text:p>R13,R14,R28,R29,R30,R31,R32,R33,</text:p>
            <text:p>R34,R35,R36,R40,R41,R42,R43,R44,R4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8.25k/1%/0402</text:p>
          </table:table-cell>
          <table:table-cell table:style-name="ce3" office:value-type="string" calcext:value-type="string">
            <text:p>R0402</text:p>
          </table:table-cell>
          <table:table-cell table:style-name="ce3" office:value-type="string" calcext:value-type="string">
            <text:p>R22,R23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1,R12,R24,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M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pF/50V/5%/COG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26,C27,C122,C1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4,C1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/50V/10%/X7R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96</text:p>
          </table:table-cell>
          <table:table-cell table:number-columns-repeated="1020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1uF/6.3V/20%/X5R/C0201</text:p>
          </table:table-cell>
          <table:table-cell office:value-type="string" calcext:value-type="string">
            <text:p>C0201</text:p>
          </table:table-cell>
          <table:table-cell table:style-name="ce6" office:value-type="string" calcext:value-type="string">
            <text:p>C2,C4,C5,C6,C7,C8,C10,C11,C12,C13,</text:p>
            <text:p>C14,C16,C17,C18,C19,C20,C22,C23,C24,</text:p>
            <text:p>C25,C37,C38,C57,C58,C59,C61,C62,C63,</text:p>
            <text:p>C64,C65,C66,C67,C68,C69,C74,C75,C76,</text:p>
            <text:p>C77,C78,C79,C80,C81,C82,C83,C84,C85,</text:p>
            <text:p>C86,C89,C90,C91,C92,C93,C94,C95,C98,</text:p>
            <text:p>C99,C100,C101,C102,C103,C104,C105,</text:p>
            <text:p>C106,C107,C109,C110,C111,C112,C113,</text:p>
            <text:p>C114,C115,C116,C117,C1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5,C42,C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0,C41,C56,C11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0603</text:p>
          </table:table-cell>
          <table:table-cell table:style-name="ce15" office:value-type="string" calcext:value-type="string">
            <text:p>C28,C29,C30,C31,C32,C33,C34,C36,C39,C97,C108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0603</text:p>
          </table:table-cell>
          <table:table-cell table:style-name="ce5" office:value-type="string" calcext:value-type="string">
            <text:p>C1,C3,C9,C15,C21,C44,C45,C46,C47,</text:p>
            <text:p>C48,C49,C50,C51,C52,C53,C54,C55,</text:p>
            <text:p>C60,C70,C72,C87</text:p>
          </table:table-cell>
          <table:table-cell table:number-columns-repeated="1020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WPN252012ER47MT(0.47uH/20%/</text:p>
            <text:p>4.1A/DCR=0.026R/2.5x2.0x1.2mm)</text:p>
          </table:table-cell>
          <table:table-cell office:value-type="string" calcext:value-type="string">
            <text:p>WPN252012ER47MT</text:p>
            <text:p>(2.5x2.0x1.2mm)</text:p>
          </table:table-cell>
          <table:table-cell office:value-type="string" calcext:value-type="string">
            <text:p><text:span text:style-name="T1">L1,L2,L3,L4,</text:span><text:span text:style-name="T2">L5,L6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UN2235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T2,T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4,FET3,FET5,FET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STAT_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32.768kHz/12.5pF/2P/SMD1206</text:p>
          </table:table-cell>
          <table:table-cell table:style-name="ce13" office:value-type="string" calcext:value-type="string">
            <text:p>1206_3.20x1.50x0.65mm</text:p>
          </table:table-cell>
          <table:table-cell office:value-type="string" calcext:value-type="string">
            <text:p>Q1,Q2</text:p>
          </table:table-cell>
          <table:table-cell table:number-columns-repeated="1020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Q24MHZ/20pF/20ppm/</text:p>
            <text:p>4P/3.2x2.5mm</text:p>
          </table:table-cell>
          <table:table-cell table:style-name="ce3" office:value-type="string" calcext:value-type="string">
            <text:p>TSX-3.2x2.5mm</text:p>
          </table:table-cell>
          <table:table-cell table:style-name="ce3" office:value-type="string" calcext:value-type="string">
            <text:p>Q3</text:p>
          </table:table-cell>
          <table:table-cell table:style-name="ce3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MX8ML8CVNKZAB(FCBGA548)</text:p>
          </table:table-cell>
          <table:table-cell table:style-name="ce14" office:value-type="string" calcext:value-type="string">
            <text:p>FCBGA548</text:p>
          </table:table-cell>
          <table:table-cell table:style-name="ce3" office:value-type="string" calcext:value-type="string">
            <text:p>U1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9450CHN(HVQFN56)</text:p>
          </table:table-cell>
          <table:table-cell table:style-name="ce6" office:value-type="string" calcext:value-type="string">
            <text:p>SOT949-6(HVQFN56)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MT53D1024M32D4DT-053 WT:D</text:p>
          </table:table-cell>
          <table:table-cell table:style-name="ce17" office:value-type="string" calcext:value-type="string">
            <text:p>BGA200_LPDDR4</text:p>
          </table:table-cell>
          <table:table-cell table:style-name="ce17" office:value-type="string" calcext:value-type="string">
            <text:p>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T24C16C-SSHM-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-LVDS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PV-WZB21-22-LF</text:p>
          </table:table-cell>
          <table:table-cell office:value-type="string" calcext:value-type="string">
            <text:p>MiPi_DSI1,MiPi_CSI1,MiPi_CSI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V36P-2X20-LF</text:p>
          </table:table-cell>
          <table:table-cell table:style-name="ce6" office:value-type="string" calcext:value-type="string">
            <text:p>YA-V36P-2X20-LF</text:p>
          </table:table-cell>
          <table:table-cell office:value-type="string" calcext:value-type="string">
            <text:p>GPIO1,GPIO2,GPIO3,GPIO5,GPIO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V36P-2X10-LF</text:p>
          </table:table-cell>
          <table:table-cell table:style-name="ce6" office:value-type="string" calcext:value-type="string">
            <text:p>YA-V36P-2X10-LF</text:p>
          </table:table-cell>
          <table:table-cell office:value-type="string" calcext:value-type="string">
            <text:p>GPIO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8pF/50V/5%/COG/C0402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,R4,R6,R7,R37,R38,R4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50R/1%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6,R17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11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iMX8MPLUS-SOM-4G-IND_Rev_B-BOM</text:span></text:p>
        </style:region-center>
        <style:region-right>
          <text:p><text:span text:style-name="MT2"><text:date style:data-style-name="N2" text:date-value="2023-05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5:56:23.11943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5-23T15:57:55.581971382</dc:date>
    <meta:editing-duration>PT5H27M8S</meta:editing-duration>
    <meta:editing-cycles>84</meta:editing-cycles>
    <meta:document-statistic meta:table-count="1" meta:cell-count="160" meta:object-count="0"/>
  </office:meta>
</office:document-meta>
</file>